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625in" fo:margin-bottom="0.3125in" fo:line-height="100%"/>
    </style:style>
    <style:style style:name="T2" style:parent-style-name="DefaultParagraphFont" style:family="text">
      <style:text-properties style:font-name="Arial" style:font-name-asian="Times New Roman" style:font-name-complex="Arial" fo:color="#592A88" fo:font-size="26.5pt" style:font-size-asian="26.5pt" style:font-size-complex="26.5pt" style:language-asian="en" style:country-asian="GB"/>
    </style:style>
    <style:style style:name="T3" style:parent-style-name="DefaultParagraphFont" style:family="text">
      <style:text-properties style:font-name="Arial" style:font-name-asian="Times New Roman" style:font-name-complex="Arial" fo:color="#000000" fo:font-size="26.5pt" style:font-size-asian="26.5pt" style:font-size-complex="26.5pt" style:language-asian="en" style:country-asian="GB"/>
    </style:style>
    <style:style style:name="P4" style:parent-style-name="Normal" style:family="paragraph">
      <style:paragraph-properties fo:margin-top="0.0694in" fo:margin-bottom="0.0694in" fo:line-height="100%"/>
      <style:text-properties style:font-name="Arial" style:font-name-asian="Times New Roman" style:font-name-complex="Arial" fo:color="#666666" fo:font-size="13.5pt" style:font-size-asian="13.5pt" style:font-size-complex="13.5pt" style:language-asian="en" style:country-asian="GB"/>
    </style:style>
    <style:style style:name="P5"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color="#666666" fo:font-size="13.5pt" style:font-size-asian="13.5pt" style:font-size-complex="13.5pt" style:language-asian="en" style:country-asian="GB"/>
    </style:style>
    <style:style style:name="P6" style:parent-style-name="Normal" style:family="paragraph">
      <style:paragraph-properties fo:margin-top="0.0694in" fo:margin-bottom="0.0694in" fo:line-height="100%"/>
    </style:style>
    <style:style style:name="T7" style:parent-style-name="DefaultParagraphFont" style:family="text">
      <style:text-properties style:font-name="Courier New" style:font-name-asian="Times New Roman" style:font-name-complex="Courier New" fo:text-transform="uppercase" fo:color="#000000" fo:letter-spacing="0.0104in" fo:font-size="10.5pt" style:font-size-asian="10.5pt" style:font-size-complex="10.5pt" fo:background-color="#F8F8F8" style:text-underline-type="single" style:text-underline-style="solid" style:text-underline-width="auto" style:text-underline-mode="continuous" style:language-asian="en" style:country-asian="GB"/>
    </style:style>
    <style:style style:name="T8"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9" style:parent-style-name="DefaultParagraphFont" style:family="text">
      <style:text-properties style:font-name="Courier New" style:font-name-asian="Times New Roman" style:font-name-complex="Courier New" fo:color="#000000" fo:font-size="10.5pt" style:font-size-asian="10.5pt" style:font-size-complex="10.5pt" fo:background-color="#F8F8F8" style:language-asian="en" style:country-asian="GB"/>
    </style:style>
    <style:style style:name="T10"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ableColumn12" style:family="table-column">
      <style:table-column-properties style:column-width="6.9583in"/>
    </style:style>
    <style:style style:name="Table11" style:family="table">
      <style:table-properties style:width="6.9583in" fo:margin-left="0in" table:align="left"/>
    </style:style>
    <style:style style:name="TableRow13" style:family="table-row">
      <style:table-row-properties/>
    </style:style>
    <style:style style:name="TableCell14" style:family="table-cell">
      <style:table-cell-properties fo:border="none" style:writing-mode="lr-tb" style:vertical-align="middle" fo:padding-top="0in" fo:padding-left="0in" fo:padding-bottom="0in" fo:padding-right="0in"/>
    </style:style>
    <style:style style:name="P15" style:parent-style-name="Normal" style:family="paragraph">
      <style:paragraph-properties fo:margin-bottom="0in" fo:line-height="100%"/>
    </style:style>
    <style:style style:name="T1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7"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1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19" style:parent-style-name="Normal" style:family="paragraph">
      <style:paragraph-properties fo:margin-bottom="0in" fo:line-height="100%"/>
    </style:style>
    <style:style style:name="T2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21"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2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23" style:parent-style-name="Normal" style:family="paragraph">
      <style:paragraph-properties fo:margin-bottom="0in" fo:line-height="100%"/>
    </style:style>
    <style:style style:name="T2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25"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2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27"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2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29"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3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31"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color="#666666" fo:font-size="13.5pt" style:font-size-asian="13.5pt" style:font-size-complex="13.5pt" style:language-asian="en" style:country-asian="GB"/>
    </style:style>
    <style:style style:name="P32" style:parent-style-name="Normal" style:family="paragraph">
      <style:paragraph-properties fo:margin-top="0.0694in" fo:margin-bottom="0.0694in" fo:line-height="100%"/>
    </style:style>
    <style:style style:name="T33" style:parent-style-name="DefaultParagraphFont" style:family="text">
      <style:text-properties style:font-name="Courier New" style:font-name-asian="Times New Roman" style:font-name-complex="Courier New" fo:text-transform="uppercase" fo:color="#000000" fo:letter-spacing="0.0104in" fo:font-size="10.5pt" style:font-size-asian="10.5pt" style:font-size-complex="10.5pt" fo:background-color="#F8F8F8" style:text-underline-type="single" style:text-underline-style="solid" style:text-underline-width="auto" style:text-underline-mode="continuous" style:language-asian="en" style:country-asian="GB"/>
    </style:style>
    <style:style style:name="T34"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35" style:parent-style-name="DefaultParagraphFont" style:family="text">
      <style:text-properties style:font-name="Courier New" style:font-name-asian="Times New Roman" style:font-name-complex="Courier New" fo:color="#000000" fo:font-size="10.5pt" style:font-size-asian="10.5pt" style:font-size-complex="10.5pt" fo:background-color="#F8F8F8" style:language-asian="en" style:country-asian="GB"/>
    </style:style>
    <style:style style:name="T36"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ableColumn38" style:family="table-column">
      <style:table-column-properties style:column-width="6.9583in"/>
    </style:style>
    <style:style style:name="Table37" style:family="table">
      <style:table-properties style:width="6.9583in" fo:margin-left="0in" table:align="left"/>
    </style:style>
    <style:style style:name="TableRow39" style:family="table-row">
      <style:table-row-properties/>
    </style:style>
    <style:style style:name="TableCell40" style:family="table-cell">
      <style:table-cell-properties fo:border="none" style:writing-mode="lr-tb" style:vertical-align="middle" fo:padding-top="0in" fo:padding-left="0in" fo:padding-bottom="0in" fo:padding-right="0in"/>
    </style:style>
    <style:style style:name="P41" style:parent-style-name="Normal" style:family="paragraph">
      <style:paragraph-properties fo:margin-bottom="0in" fo:line-height="100%"/>
    </style:style>
    <style:style style:name="T4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3"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4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45" style:parent-style-name="Normal" style:family="paragraph">
      <style:paragraph-properties fo:margin-bottom="0in" fo:line-height="100%"/>
    </style:style>
    <style:style style:name="T4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7"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4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49" style:parent-style-name="Normal" style:family="paragraph">
      <style:paragraph-properties fo:margin-bottom="0in" fo:line-height="100%"/>
    </style:style>
    <style:style style:name="T5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51"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5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53"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5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55"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5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57"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color="#666666" fo:font-size="13.5pt" style:font-size-asian="13.5pt" style:font-size-complex="13.5pt" style:language-asian="en" style:country-asian="GB"/>
    </style:style>
    <style:style style:name="P58" style:parent-style-name="Normal" style:family="paragraph">
      <style:paragraph-properties fo:margin-top="0.0694in" fo:margin-bottom="0.0694in" fo:line-height="100%"/>
    </style:style>
    <style:style style:name="T59" style:parent-style-name="DefaultParagraphFont" style:family="text">
      <style:text-properties style:font-name="Courier New" style:font-name-asian="Times New Roman" style:font-name-complex="Courier New" fo:text-transform="uppercase" fo:color="#000000" fo:letter-spacing="0.0104in" fo:font-size="10.5pt" style:font-size-asian="10.5pt" style:font-size-complex="10.5pt" fo:background-color="#F8F8F8" style:text-underline-type="single" style:text-underline-style="solid" style:text-underline-width="auto" style:text-underline-mode="continuous" style:language-asian="en" style:country-asian="GB"/>
    </style:style>
    <style:style style:name="T60"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61" style:parent-style-name="DefaultParagraphFont" style:family="text">
      <style:text-properties style:font-name="Courier New" style:font-name-asian="Times New Roman" style:font-name-complex="Courier New" fo:color="#000000" fo:font-size="10.5pt" style:font-size-asian="10.5pt" style:font-size-complex="10.5pt" fo:background-color="#F8F8F8" style:language-asian="en" style:country-asian="GB"/>
    </style:style>
    <style:style style:name="T62"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63" style:parent-style-name="DefaultParagraphFont" style:family="text">
      <style:text-properties style:font-name="Courier New" style:font-name-asian="Times New Roman" style:font-name-complex="Courier New" fo:color="#000000" fo:font-size="10.5pt" style:font-size-asian="10.5pt" style:font-size-complex="10.5pt" fo:background-color="#F8F8F8" style:language-asian="en" style:country-asian="GB"/>
    </style:style>
    <style:style style:name="T64"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65" style:parent-style-name="DefaultParagraphFont" style:family="text">
      <style:text-properties style:font-name="Courier New" style:font-name-asian="Times New Roman" style:font-name-complex="Courier New" fo:color="#000000" fo:font-size="10.5pt" style:font-size-asian="10.5pt" style:font-size-complex="10.5pt" fo:background-color="#F8F8F8" style:language-asian="en" style:country-asian="GB"/>
    </style:style>
    <style:style style:name="T66"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67" style:parent-style-name="DefaultParagraphFont" style:family="text">
      <style:text-properties style:font-name="Courier New" style:font-name-asian="Times New Roman" style:font-name-complex="Courier New" fo:color="#000000" fo:font-size="10.5pt" style:font-size-asian="10.5pt" style:font-size-complex="10.5pt" fo:background-color="#F8F8F8" style:language-asian="en" style:country-asian="GB"/>
    </style:style>
    <style:style style:name="T68"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69" style:parent-style-name="DefaultParagraphFont" style:family="text">
      <style:text-properties style:font-name="Courier New" style:font-name-asian="Times New Roman" style:font-name-complex="Courier New" fo:color="#000000" fo:font-size="10.5pt" style:font-size-asian="10.5pt" style:font-size-complex="10.5pt" fo:background-color="#F8F8F8" style:language-asian="en" style:country-asian="GB"/>
    </style:style>
    <style:style style:name="T70"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71" style:parent-style-name="DefaultParagraphFont" style:family="text">
      <style:text-properties style:font-name="Courier New" style:font-name-asian="Times New Roman" style:font-name-complex="Courier New" fo:color="#000000" fo:font-size="10.5pt" style:font-size-asian="10.5pt" style:font-size-complex="10.5pt" fo:background-color="#F8F8F8" style:language-asian="en" style:country-asian="GB"/>
    </style:style>
    <style:style style:name="T72"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73" style:parent-style-name="DefaultParagraphFont" style:family="text">
      <style:text-properties style:font-name="Courier New" style:font-name-asian="Times New Roman" style:font-name-complex="Courier New" fo:color="#000000" fo:font-size="10.5pt" style:font-size-asian="10.5pt" style:font-size-complex="10.5pt" fo:background-color="#F8F8F8" style:language-asian="en" style:country-asian="GB"/>
    </style:style>
    <style:style style:name="T74"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ableColumn76" style:family="table-column">
      <style:table-column-properties style:column-width="6.9583in"/>
    </style:style>
    <style:style style:name="Table75" style:family="table">
      <style:table-properties style:width="6.9583in" fo:margin-left="0in" table:align="left"/>
    </style:style>
    <style:style style:name="TableRow77" style:family="table-row">
      <style:table-row-properties/>
    </style:style>
    <style:style style:name="TableCell78" style:family="table-cell">
      <style:table-cell-properties fo:border="none" style:writing-mode="lr-tb" style:vertical-align="middle" fo:padding-top="0in" fo:padding-left="0in" fo:padding-bottom="0in" fo:padding-right="0in"/>
    </style:style>
    <style:style style:name="P79" style:parent-style-name="Normal" style:family="paragraph">
      <style:paragraph-properties fo:margin-bottom="0in" fo:line-height="100%"/>
    </style:style>
    <style:style style:name="T8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81"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8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83" style:parent-style-name="Normal" style:family="paragraph">
      <style:paragraph-properties fo:margin-bottom="0in" fo:line-height="100%"/>
    </style:style>
    <style:style style:name="T8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85"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8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87" style:parent-style-name="Normal" style:family="paragraph">
      <style:paragraph-properties fo:margin-bottom="0in" fo:line-height="100%"/>
    </style:style>
    <style:style style:name="T8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89"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9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91"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9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93"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9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95"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color="#666666" fo:font-size="13.5pt" style:font-size-asian="13.5pt" style:font-size-complex="13.5pt" style:language-asian="en" style:country-asian="GB"/>
    </style:style>
    <style:style style:name="P96" style:parent-style-name="Normal" style:family="paragraph">
      <style:paragraph-properties fo:margin-top="0.0694in" fo:margin-bottom="0.0694in" fo:line-height="100%"/>
    </style:style>
    <style:style style:name="T97" style:parent-style-name="DefaultParagraphFont" style:family="text">
      <style:text-properties style:font-name="Arial" style:font-name-asian="Times New Roman" style:font-name-complex="Arial" fo:text-transform="uppercase" fo:color="#000000" fo:letter-spacing="0.0104in" fo:font-size="10pt" style:font-size-asian="10pt" style:font-size-complex="10pt" style:text-underline-type="single" style:text-underline-style="solid" style:text-underline-width="auto" style:text-underline-mode="continuous" style:language-asian="en" style:country-asian="GB"/>
    </style:style>
    <style:style style:name="T98"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99" style:parent-style-name="DefaultParagraphFont" style:family="text">
      <style:text-properties style:font-name="Courier New" style:font-name-asian="Times New Roman" style:font-name-complex="Courier New" fo:color="#000000" fo:font-size="10.5pt" style:font-size-asian="10.5pt" style:font-size-complex="10.5pt" fo:background-color="#F8F8F8" style:language-asian="en" style:country-asian="GB"/>
    </style:style>
    <style:style style:name="T100"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101" style:parent-style-name="DefaultParagraphFont" style:family="text">
      <style:text-properties style:font-name="Courier New" style:font-name-asian="Times New Roman" style:font-name-complex="Courier New" fo:color="#000000" fo:font-size="10.5pt" style:font-size-asian="10.5pt" style:font-size-complex="10.5pt" fo:background-color="#F8F8F8" style:language-asian="en" style:country-asian="GB"/>
    </style:style>
    <style:style style:name="T102"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103" style:parent-style-name="DefaultParagraphFont" style:family="text">
      <style:text-properties style:font-name="Courier New" style:font-name-asian="Times New Roman" style:font-name-complex="Courier New" fo:color="#000000" fo:font-size="10.5pt" style:font-size-asian="10.5pt" style:font-size-complex="10.5pt" fo:background-color="#F8F8F8" style:language-asian="en" style:country-asian="GB"/>
    </style:style>
    <style:style style:name="T104"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ableColumn106" style:family="table-column">
      <style:table-column-properties style:column-width="6.9583in"/>
    </style:style>
    <style:style style:name="Table105" style:family="table">
      <style:table-properties style:width="6.9583in" fo:margin-left="0in" table:align="left"/>
    </style:style>
    <style:style style:name="TableRow107" style:family="table-row">
      <style:table-row-properties/>
    </style:style>
    <style:style style:name="TableCell108" style:family="table-cell">
      <style:table-cell-properties fo:border="none" style:writing-mode="lr-tb" style:vertical-align="middle" fo:padding-top="0in" fo:padding-left="0in" fo:padding-bottom="0in" fo:padding-right="0in"/>
    </style:style>
    <style:style style:name="P109" style:parent-style-name="Normal" style:family="paragraph">
      <style:paragraph-properties fo:margin-bottom="0in" fo:line-height="100%"/>
    </style:style>
    <style:style style:name="T11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11"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11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113" style:parent-style-name="Normal" style:family="paragraph">
      <style:paragraph-properties fo:margin-bottom="0in" fo:line-height="100%"/>
    </style:style>
    <style:style style:name="T11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15"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11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117" style:parent-style-name="Normal" style:family="paragraph">
      <style:paragraph-properties fo:margin-bottom="0in" fo:line-height="100%"/>
    </style:style>
    <style:style style:name="T11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19"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12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21"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12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23"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12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125" style:parent-style-name="Normal" style:family="paragraph">
      <style:paragraph-properties fo:margin-bottom="0in" fo:line-height="100%"/>
    </style:style>
    <style:style style:name="T12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27"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12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29"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13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31"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13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133"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color="#666666" fo:font-size="13.5pt" style:font-size-asian="13.5pt" style:font-size-complex="13.5pt" style:language-asian="en" style:country-asian="GB"/>
    </style:style>
    <style:style style:name="P134" style:parent-style-name="Normal" style:family="paragraph">
      <style:paragraph-properties fo:margin-top="0.0694in" fo:margin-bottom="0.0694in" fo:line-height="100%"/>
    </style:style>
    <style:style style:name="T135" style:parent-style-name="DefaultParagraphFont" style:family="text">
      <style:text-properties style:font-name="Courier New" style:font-name-asian="Times New Roman" style:font-name-complex="Courier New" fo:text-transform="uppercase" fo:color="#000000" fo:letter-spacing="0.0104in" fo:font-size="10.5pt" style:font-size-asian="10.5pt" style:font-size-complex="10.5pt" fo:background-color="#F8F8F8" style:text-underline-type="single" style:text-underline-style="solid" style:text-underline-width="auto" style:text-underline-mode="continuous" style:language-asian="en" style:country-asian="GB"/>
    </style:style>
    <style:style style:name="T136"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137" style:parent-style-name="DefaultParagraphFont" style:family="text">
      <style:text-properties style:font-name="Courier New" style:font-name-asian="Times New Roman" style:font-name-complex="Courier New" fo:color="#000000" fo:font-size="10.5pt" style:font-size-asian="10.5pt" style:font-size-complex="10.5pt" fo:background-color="#F8F8F8" style:language-asian="en" style:country-asian="GB"/>
    </style:style>
    <style:style style:name="T138"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139" style:parent-style-name="DefaultParagraphFont" style:family="text">
      <style:text-properties style:font-name="Courier New" style:font-name-asian="Times New Roman" style:font-name-complex="Courier New" fo:color="#000000" fo:font-size="10.5pt" style:font-size-asian="10.5pt" style:font-size-complex="10.5pt" fo:background-color="#F8F8F8" style:language-asian="en" style:country-asian="GB"/>
    </style:style>
    <style:style style:name="T140"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141" style:parent-style-name="DefaultParagraphFont" style:family="text">
      <style:text-properties style:font-name="Courier New" style:font-name-asian="Times New Roman" style:font-name-complex="Courier New" fo:color="#000000" fo:font-size="10.5pt" style:font-size-asian="10.5pt" style:font-size-complex="10.5pt" fo:background-color="#F8F8F8" style:language-asian="en" style:country-asian="GB"/>
    </style:style>
    <style:style style:name="T142"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143" style:parent-style-name="DefaultParagraphFont" style:family="text">
      <style:text-properties style:font-name="Courier New" style:font-name-asian="Times New Roman" style:font-name-complex="Courier New" fo:color="#000000" fo:font-size="10.5pt" style:font-size-asian="10.5pt" style:font-size-complex="10.5pt" fo:background-color="#F8F8F8" style:language-asian="en" style:country-asian="GB"/>
    </style:style>
    <style:style style:name="T144"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ableColumn146" style:family="table-column">
      <style:table-column-properties style:column-width="6.9583in"/>
    </style:style>
    <style:style style:name="Table145" style:family="table">
      <style:table-properties style:width="6.9583in" fo:margin-left="0in" table:align="left"/>
    </style:style>
    <style:style style:name="TableRow147" style:family="table-row">
      <style:table-row-properties/>
    </style:style>
    <style:style style:name="TableCell148" style:family="table-cell">
      <style:table-cell-properties fo:border="none" style:writing-mode="lr-tb" style:vertical-align="middle" fo:padding-top="0in" fo:padding-left="0in" fo:padding-bottom="0in" fo:padding-right="0in"/>
    </style:style>
    <style:style style:name="P149" style:parent-style-name="Normal" style:family="paragraph">
      <style:paragraph-properties fo:margin-bottom="0in" fo:line-height="100%"/>
    </style:style>
    <style:style style:name="T15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51"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15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153" style:parent-style-name="Normal" style:family="paragraph">
      <style:paragraph-properties fo:margin-bottom="0in" fo:line-height="100%"/>
    </style:style>
    <style:style style:name="T15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55"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15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157" style:parent-style-name="Normal" style:family="paragraph">
      <style:paragraph-properties fo:margin-bottom="0in" fo:line-height="100%"/>
    </style:style>
    <style:style style:name="T15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59"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16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61"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16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63"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16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165" style:parent-style-name="Normal" style:family="paragraph">
      <style:paragraph-properties fo:margin-bottom="0in" fo:line-height="100%"/>
    </style:style>
    <style:style style:name="T16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167" style:parent-style-name="Normal" style:family="paragraph">
      <style:paragraph-properties fo:margin-bottom="0in" fo:line-height="100%"/>
    </style:style>
    <style:style style:name="T16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69"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17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171" style:parent-style-name="Normal" style:family="paragraph">
      <style:paragraph-properties fo:margin-bottom="0in" fo:line-height="100%"/>
    </style:style>
    <style:style style:name="T17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73"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17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175" style:parent-style-name="Normal" style:family="paragraph">
      <style:paragraph-properties fo:margin-bottom="0in" fo:line-height="100%"/>
    </style:style>
    <style:style style:name="T17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77"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17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79"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18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81"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18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183"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color="#666666" fo:font-size="13.5pt" style:font-size-asian="13.5pt" style:font-size-complex="13.5pt" style:language-asian="en" style:country-asian="GB"/>
    </style:style>
    <style:style style:name="P184" style:parent-style-name="Normal" style:family="paragraph">
      <style:paragraph-properties fo:margin-top="0.0694in" fo:margin-bottom="0.0694in" fo:line-height="100%"/>
    </style:style>
    <style:style style:name="T185" style:parent-style-name="DefaultParagraphFont" style:family="text">
      <style:text-properties style:font-name="Arial" style:font-name-asian="Times New Roman" style:font-name-complex="Arial" fo:text-transform="uppercase" fo:color="#000000" fo:letter-spacing="0.0104in" fo:font-size="10pt" style:font-size-asian="10pt" style:font-size-complex="10pt" style:text-underline-type="single" style:text-underline-style="solid" style:text-underline-width="auto" style:text-underline-mode="continuous" style:language-asian="en" style:country-asian="GB"/>
    </style:style>
    <style:style style:name="T186"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187" style:parent-style-name="DefaultParagraphFont" style:family="text">
      <style:text-properties style:font-name="Courier New" style:font-name-asian="Times New Roman" style:font-name-complex="Courier New" fo:color="#000000" fo:font-size="10.5pt" style:font-size-asian="10.5pt" style:font-size-complex="10.5pt" fo:background-color="#F8F8F8" style:language-asian="en" style:country-asian="GB"/>
    </style:style>
    <style:style style:name="T188"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189" style:parent-style-name="DefaultParagraphFont" style:family="text">
      <style:text-properties style:font-name="Courier New" style:font-name-asian="Times New Roman" style:font-name-complex="Courier New" fo:color="#000000" fo:font-size="10.5pt" style:font-size-asian="10.5pt" style:font-size-complex="10.5pt" fo:background-color="#F8F8F8" style:language-asian="en" style:country-asian="GB"/>
    </style:style>
    <style:style style:name="T190"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P191"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color="#666666" fo:font-size="13.5pt" style:font-size-asian="13.5pt" style:font-size-complex="13.5pt" style:language-asian="en" style:country-asian="GB"/>
    </style:style>
    <style:style style:name="P192" style:parent-style-name="Normal" style:family="paragraph">
      <style:paragraph-properties fo:margin-top="0.0694in" fo:margin-bottom="0.0694in" fo:line-height="100%"/>
    </style:style>
    <style:style style:name="T193"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194" style:parent-style-name="DefaultParagraphFont" style:family="text">
      <style:text-properties style:font-name="Courier New" style:font-name-asian="Times New Roman" style:font-name-complex="Courier New" fo:color="#000000" fo:font-size="10.5pt" style:font-size-asian="10.5pt" style:font-size-complex="10.5pt" fo:background-color="#F8F8F8" style:language-asian="en" style:country-asian="GB"/>
    </style:style>
    <style:style style:name="T195"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196" style:parent-style-name="DefaultParagraphFont" style:family="text">
      <style:text-properties style:font-name="Courier New" style:font-name-asian="Times New Roman" style:font-name-complex="Courier New" fo:color="#000000" fo:font-size="10.5pt" style:font-size-asian="10.5pt" style:font-size-complex="10.5pt" fo:background-color="#F8F8F8" style:language-asian="en" style:country-asian="GB"/>
    </style:style>
    <style:style style:name="T197"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ableColumn199" style:family="table-column">
      <style:table-column-properties style:column-width="6.9583in"/>
    </style:style>
    <style:style style:name="Table198" style:family="table">
      <style:table-properties style:width="6.9583in" fo:margin-left="0in" table:align="left"/>
    </style:style>
    <style:style style:name="TableRow200" style:family="table-row">
      <style:table-row-properties/>
    </style:style>
    <style:style style:name="TableCell201" style:family="table-cell">
      <style:table-cell-properties fo:border="none" style:writing-mode="lr-tb" style:vertical-align="middle" fo:padding-top="0in" fo:padding-left="0in" fo:padding-bottom="0in" fo:padding-right="0in"/>
    </style:style>
    <style:style style:name="P202" style:parent-style-name="Normal" style:family="paragraph">
      <style:paragraph-properties fo:margin-bottom="0in" fo:line-height="100%"/>
    </style:style>
    <style:style style:name="T20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204"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20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206" style:parent-style-name="Normal" style:family="paragraph">
      <style:paragraph-properties fo:margin-bottom="0in" fo:line-height="100%"/>
    </style:style>
    <style:style style:name="T20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208"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20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210" style:parent-style-name="Normal" style:family="paragraph">
      <style:paragraph-properties fo:margin-bottom="0in" fo:line-height="100%"/>
    </style:style>
    <style:style style:name="T21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212"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21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214"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21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216"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21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218" style:parent-style-name="Normal" style:family="paragraph">
      <style:paragraph-properties fo:margin-bottom="0in" fo:line-height="100%"/>
    </style:style>
    <style:style style:name="T21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220"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22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222"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GB"/>
    </style:style>
    <style:style style:name="T22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224" style:parent-style-name="Normal" style:family="paragraph">
      <style:paragraph-properties fo:margin-top="0.0694in" fo:margin-bottom="0.0694in" fo:line-height="100%"/>
    </style:style>
    <style:style style:name="T225"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226" style:parent-style-name="DefaultParagraphFont" style:family="text">
      <style:text-properties style:font-name="Courier New" style:font-name-asian="Times New Roman" style:font-name-complex="Courier New" fo:color="#000000" fo:font-size="10.5pt" style:font-size-asian="10.5pt" style:font-size-complex="10.5pt" fo:background-color="#F8F8F8" style:language-asian="en" style:country-asian="GB"/>
    </style:style>
    <style:style style:name="T227"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228" style:parent-style-name="DefaultParagraphFont" style:family="text">
      <style:text-properties style:font-name="Courier New" style:font-name-asian="Times New Roman" style:font-name-complex="Courier New" fo:font-weight="bold" style:font-weight-asian="bold" style:font-weight-complex="bold" fo:color="#000000" fo:font-size="10.5pt" style:font-size-asian="10.5pt" style:font-size-complex="10.5pt" fo:background-color="#F8F8F8" style:language-asian="en" style:country-asian="GB"/>
    </style:style>
    <style:style style:name="T229"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230" style:parent-style-name="DefaultParagraphFont" style:family="text">
      <style:text-properties style:font-name="Courier New" style:font-name-asian="Times New Roman" style:font-name-complex="Courier New" fo:color="#000000" fo:font-size="10.5pt" style:font-size-asian="10.5pt" style:font-size-complex="10.5pt" fo:background-color="#F8F8F8" style:language-asian="en" style:country-asian="GB"/>
    </style:style>
    <style:style style:name="T231"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T232" style:parent-style-name="DefaultParagraphFont" style:family="text">
      <style:text-properties style:font-name="Courier New" style:font-name-asian="Times New Roman" style:font-name-complex="Courier New" fo:color="#000000" fo:font-size="10.5pt" style:font-size-asian="10.5pt" style:font-size-complex="10.5pt" fo:background-color="#F8F8F8" style:language-asian="en" style:country-asian="GB"/>
    </style:style>
    <style:style style:name="T233" style:parent-style-name="DefaultParagraphFont" style:family="text">
      <style:text-properties style:font-name="Arial" style:font-name-asian="Times New Roman" style:font-name-complex="Arial" fo:color="#666666" fo:font-size="13.5pt" style:font-size-asian="13.5pt" style:font-size-complex="13.5pt" style:language-asian="en" style:country-asian="GB"/>
    </style:style>
    <style:style style:name="P234" style:parent-style-name="Normal" style:family="paragraph">
      <style:paragraph-properties fo:margin-top="0.0694in" fo:margin-bottom="0.0694in" fo:line-height="100%"/>
      <style:text-properties style:font-name="Arial" style:font-name-asian="Times New Roman" style:font-name-complex="Arial" fo:color="#666666" fo:font-size="13.5pt" style:font-size-asian="13.5pt" style:font-size-complex="13.5pt" style:language-asian="en" style:country-asian="GB"/>
    </style:style>
  </office:automatic-styles>
  <office:body>
    <office:text text:use-soft-page-breaks="true">
      <text:h text:style-name="P1" text:outline-level="3"><text:a xlink:href="https://learnsql.com/blog/sql-joins/" office:target-frame-name="_blank" xlink:show="new"><text:span text:style-name="T2">SQL JOIN Types</text:span></text:a><text:span text:style-name="T3"> and Examples</text:span></text:h>
      <text:p text:style-name="P4">SQL supports different types of JOINs in order to return the desired result. Here are the most well-known JOINs.</text:p>
      <text:h text:style-name="P5" text:outline-level="4">INNER JOIN</text:h>
      <text:p text:style-name="P6"><text:a office:title="SQL JOINs for Beginners |   LearnSQL.com" xlink:href="https://learnsql.com/blog/sql-joins-made-easy/" office:target-frame-name="_blank" xlink:show="new"><text:span text:style-name="T7">INNER JOIN</text:span></text:a><text:span text:style-name="T8"> is used to join two tables based on a condition. Tables are joined using a condition written after ON. Primary and foreign key attributes are usually used here, but variations are possible. Only rows from tables included in the </text:span><text:span text:style-name="T9">INNER JOIN</text:span><text:span text:style-name="T10"> having a pair, defined by condition, will be returned.</text:span></text:p>
      <table:table table:style-name="Table11">
        <table:table-columns>
          <table:table-column table:style-name="TableColumn12"/>
        </table:table-columns>
        <table:table-row table:style-name="TableRow13">
          <table:table-cell table:style-name="TableCell14">
            <text:p text:style-name="P15"><text:span text:style-name="T16">SELECT</text:span><text:span text:style-name="T17"><text:s/></text:span><text:span text:style-name="T18">*</text:span></text:p>
            <text:p text:style-name="P19"><text:span text:style-name="T20">FROM</text:span><text:span text:style-name="T21"><text:s/></text:span><text:span text:style-name="T22">student</text:span></text:p>
            <text:p text:style-name="P23"><text:span text:style-name="T24">INNER</text:span><text:span text:style-name="T25"><text:s/></text:span><text:span text:style-name="T26">JOIN</text:span><text:span text:style-name="T27"><text:s/></text:span><text:span text:style-name="T28">room ON</text:span><text:span text:style-name="T29"><text:s/></text:span><text:span text:style-name="T30">student.room_id = room.id;</text:span></text:p>
          </table:table-cell>
        </table:table-row>
      </table:table>
      <text:h text:style-name="P31" text:outline-level="4">LEFT JOIN</text:h>
      <text:p text:style-name="P32"><text:a office:title="SQL JOINs for Beginners |   LearnSQL.com" xlink:href="https://learnsql.com/blog/sql-joins-made-easy/" office:target-frame-name="_blank" xlink:show="new"><text:span text:style-name="T33">LEFT JOIN</text:span></text:a><text:span text:style-name="T34"> does the same thing as </text:span><text:span text:style-name="T35">INNER JOIN</text:span><text:span text:style-name="T36"> except that it takes two tables, the “left” table and the “right” table. The condition is written after ON. It returns all rows from the “left” table, even those that don’t have a pair in the “right” table.</text:span></text:p>
      <table:table table:style-name="Table37">
        <table:table-columns>
          <table:table-column table:style-name="TableColumn38"/>
        </table:table-columns>
        <table:table-row table:style-name="TableRow39">
          <table:table-cell table:style-name="TableCell40">
            <text:p text:style-name="P41"><text:span text:style-name="T42">SELECT</text:span><text:span text:style-name="T43"><text:s/></text:span><text:span text:style-name="T44">*</text:span></text:p>
            <text:p text:style-name="P45"><text:span text:style-name="T46">FROM</text:span><text:span text:style-name="T47"><text:s/></text:span><text:span text:style-name="T48">student</text:span></text:p>
            <text:p text:style-name="P49"><text:span text:style-name="T50">LEFT</text:span><text:span text:style-name="T51"><text:s/></text:span><text:span text:style-name="T52">JOIN</text:span><text:span text:style-name="T53"><text:s/></text:span><text:span text:style-name="T54">room ON</text:span><text:span text:style-name="T55"><text:s/></text:span><text:span text:style-name="T56">student.room_id = room.id;</text:span></text:p>
          </table:table-cell>
        </table:table-row>
      </table:table>
      <text:h text:style-name="P57" text:outline-level="4">RIGHT JOIN</text:h>
      <text:p text:style-name="P58"><text:a office:title="SQL JOINs for Beginners |   LearnSQL.com" xlink:href="https://learnsql.com/blog/sql-joins-made-easy/" office:target-frame-name="_blank" xlink:show="new"><text:span text:style-name="T59">RIGHT JOIN</text:span></text:a><text:span text:style-name="T60"> does the same thing as the </text:span><text:span text:style-name="T61">LEFT JOIN</text:span><text:span text:style-name="T62"> except that it takes all the rows from the “right” table and joins them to the “left” table. Since </text:span><text:span text:style-name="T63">LEFT JOIN</text:span><text:span text:style-name="T64"> and </text:span><text:span text:style-name="T65">RIGHT JOIN</text:span><text:span text:style-name="T66"> are similar, and you can simulate </text:span><text:span text:style-name="T67">RIGHT JOIN</text:span><text:span text:style-name="T68"> with </text:span><text:span text:style-name="T69">LEFT JOIN</text:span><text:span text:style-name="T70"> (just switch the order of tables in the join), </text:span><text:span text:style-name="T71">RIGHT JOIN</text:span><text:span text:style-name="T72"> is rarely used. Another reason for this is that we read from top to bottom and from left to right. Therefore, the readability of the query using </text:span><text:span text:style-name="T73">LEFT JOIN</text:span><text:span text:style-name="T74"> is more intuitive.</text:span></text:p>
      <table:table table:style-name="Table75">
        <table:table-columns>
          <table:table-column table:style-name="TableColumn76"/>
        </table:table-columns>
        <table:table-row table:style-name="TableRow77">
          <table:table-cell table:style-name="TableCell78">
            <text:p text:style-name="P79"><text:span text:style-name="T80">SELECT</text:span><text:span text:style-name="T81"><text:s/></text:span><text:span text:style-name="T82">*</text:span></text:p>
            <text:p text:style-name="P83"><text:span text:style-name="T84">FROM</text:span><text:span text:style-name="T85"><text:s/></text:span><text:span text:style-name="T86">student</text:span></text:p>
            <text:p text:style-name="P87"><text:span text:style-name="T88">RIGHT</text:span><text:span text:style-name="T89"><text:s/></text:span><text:span text:style-name="T90">JOIN</text:span><text:span text:style-name="T91"><text:s/></text:span><text:span text:style-name="T92">room ON</text:span><text:span text:style-name="T93"><text:s/></text:span><text:span text:style-name="T94">student.room_id = room.id;</text:span></text:p>
          </table:table-cell>
        </table:table-row>
      </table:table>
      <text:soft-page-break/>
      <text:h text:style-name="P95" text:outline-level="4">Multiple JOINs</text:h>
      <text:p text:style-name="P96"><text:a office:title="An Illustrated Guide to Multiple Join" xlink:href="https://learnsql.com/blog/illustrated-guide-multiple-join/" office:target-frame-name="_blank" xlink:show="new"><text:span text:style-name="T97">MULTIPLE JOINS</text:span></text:a><text:span text:style-name="T98"> allow you to join more than two tables. Joining more than two tables is pretty common. You’ll use the same JOINs we’ve mentioned so far, as well as some rules applied to them. Take care that each </text:span><text:span text:style-name="T99">JOIN</text:span><text:span text:style-name="T100"> has its own conditions written after </text:span><text:span text:style-name="T101">ON</text:span><text:span text:style-name="T102">. In order to increase the readability and simplify things, put each </text:span><text:span text:style-name="T103">JOIN</text:span><text:span text:style-name="T104"> on a new line.</text:span></text:p>
      <table:table table:style-name="Table105">
        <table:table-columns>
          <table:table-column table:style-name="TableColumn106"/>
        </table:table-columns>
        <table:table-row table:style-name="TableRow107">
          <table:table-cell table:style-name="TableCell108">
            <text:p text:style-name="P109"><text:span text:style-name="T110">SELECT</text:span><text:span text:style-name="T111"><text:s/></text:span><text:span text:style-name="T112">*</text:span></text:p>
            <text:p text:style-name="P113"><text:span text:style-name="T114">FROM</text:span><text:span text:style-name="T115"><text:s/></text:span><text:span text:style-name="T116">student</text:span></text:p>
            <text:p text:style-name="P117"><text:span text:style-name="T118">INNER</text:span><text:span text:style-name="T119"><text:s/></text:span><text:span text:style-name="T120">JOIN</text:span><text:span text:style-name="T121"><text:s/></text:span><text:span text:style-name="T122">room ON</text:span><text:span text:style-name="T123"><text:s/></text:span><text:span text:style-name="T124">student.room_id = room.id</text:span></text:p>
            <text:p text:style-name="P125"><text:span text:style-name="T126">INNER</text:span><text:span text:style-name="T127"><text:s/></text:span><text:span text:style-name="T128">JOIN</text:span><text:span text:style-name="T129"><text:s/></text:span><text:span text:style-name="T130">equipment ON</text:span><text:span text:style-name="T131"><text:s/></text:span><text:span text:style-name="T132">equipment.room_id = room.id;</text:span></text:p>
          </table:table-cell>
        </table:table-row>
      </table:table>
      <text:h text:style-name="P133" text:outline-level="4">FULL JOIN</text:h>
      <text:p text:style-name="P134"><text:a office:title="SQL JOINs for Beginners" xlink:href="https://learnsql.com/blog/sql-joins-made-easy/" office:target-frame-name="_blank" xlink:show="new"><text:span text:style-name="T135">FULL JOIN</text:span></text:a><text:span text:style-name="T136"> returns all rows from the “left” and “right” table, even if they have a pair. Some DBMSs support </text:span><text:span text:style-name="T137">FULL JOIN</text:span><text:span text:style-name="T138">, while some don’t. You can easily simulate </text:span><text:span text:style-name="T139">FULL JOIN</text:span><text:span text:style-name="T140"> using the combination of </text:span><text:span text:style-name="T141">LEFT JOIN</text:span><text:span text:style-name="T142"> and </text:span><text:span text:style-name="T143">RIGHT JOIN</text:span><text:span text:style-name="T144"> as shown below.</text:span></text:p>
      <table:table table:style-name="Table145">
        <table:table-columns>
          <table:table-column table:style-name="TableColumn146"/>
        </table:table-columns>
        <table:table-row table:style-name="TableRow147">
          <table:table-cell table:style-name="TableCell148">
            <text:p text:style-name="P149"><text:span text:style-name="T150">SELECT</text:span><text:span text:style-name="T151"><text:s/></text:span><text:span text:style-name="T152">movie.*, director.*</text:span></text:p>
            <text:p text:style-name="P153"><text:span text:style-name="T154">FROM</text:span><text:span text:style-name="T155"><text:s/></text:span><text:span text:style-name="T156">movie</text:span></text:p>
            <text:p text:style-name="P157"><text:span text:style-name="T158">LEFT</text:span><text:span text:style-name="T159"><text:s/></text:span><text:span text:style-name="T160">JOIN</text:span><text:span text:style-name="T161"><text:s/></text:span><text:span text:style-name="T162">director ON</text:span><text:span text:style-name="T163"><text:s/></text:span><text:span text:style-name="T164">movie.director_id = director.id</text:span></text:p>
            <text:p text:style-name="P165"><text:span text:style-name="T166">UNION</text:span></text:p>
            <text:p text:style-name="P167"><text:span text:style-name="T168">SELECT</text:span><text:span text:style-name="T169"><text:s/></text:span><text:span text:style-name="T170">movie.*, director.*</text:span></text:p>
            <text:p text:style-name="P171"><text:span text:style-name="T172">FROM</text:span><text:span text:style-name="T173"><text:s/></text:span><text:span text:style-name="T174">movie</text:span></text:p>
            <text:p text:style-name="P175"><text:span text:style-name="T176">RIGHT</text:span><text:span text:style-name="T177"><text:s/></text:span><text:span text:style-name="T178">JOIN</text:span><text:span text:style-name="T179"><text:s/></text:span><text:span text:style-name="T180">director ON</text:span><text:span text:style-name="T181"><text:s/></text:span><text:span text:style-name="T182">movie.director_id = director.id;</text:span></text:p>
          </table:table-cell>
        </table:table-row>
      </table:table>
      <text:h text:style-name="P183" text:outline-level="4">Self JOINs</text:h>
      <text:p text:style-name="P184"><text:a office:title="An Illustrated Guide to the SQL Self Join |   LearnSQL.com" xlink:href="https://learnsql.com/blog/illustrated-guide-sql-self-join/" office:target-frame-name="_blank" xlink:show="new"><text:span text:style-name="T185">SELF JOINS</text:span></text:a><text:span text:style-name="T186"> are not a type of JOIN but instead a way to use a table more than once in a </text:span><text:span text:style-name="T187">JOIN</text:span><text:span text:style-name="T188">. This means that you’ll join the table with itself. So, if you have two tables, one table will be on the left and on the right of the </text:span><text:span text:style-name="T189">JOIN</text:span><text:span text:style-name="T190">. Here are some examples of when you would need to do this: “list all employees and all other employees older than this employee” and “find out if there are any directors with lower pay than any of the employees.” To put it simply, you need data from the same table twice, and you need to join/compare these two sets of data based on a condition.</text:span></text:p>
      <text:h text:style-name="P191" text:outline-level="4">Non-Equi JOINs</text:h>
      <text:p text:style-name="P192"><text:span text:style-name="T193">So far, we’ve used only equations in </text:span><text:span text:style-name="T194">JOIN</text:span><text:span text:style-name="T195"> conditions (after the keyword </text:span><text:span text:style-name="T196">ON</text:span><text:span text:style-name="T197">). However, that’s not required. You can do whatever you want in a condition, but be aware that it will impact the output (and, of course, be sure to know what you’re doing).</text:span></text:p>
      <table:table table:style-name="Table198">
        <table:table-columns>
          <table:table-column table:style-name="TableColumn199"/>
        </table:table-columns>
        <table:table-row table:style-name="TableRow200">
          <table:table-cell table:style-name="TableCell201">
            <text:p text:style-name="P202"><text:span text:style-name="T203">SELECT</text:span><text:span text:style-name="T204"><text:s/></text:span><text:span text:style-name="T205">*</text:span></text:p>
            <text:soft-page-break/>
            <text:p text:style-name="P206"><text:span text:style-name="T207">FROM</text:span><text:span text:style-name="T208"><text:s/></text:span><text:span text:style-name="T209">student s1</text:span></text:p>
            <text:p text:style-name="P210"><text:span text:style-name="T211">INNER</text:span><text:span text:style-name="T212"><text:s/></text:span><text:span text:style-name="T213">JOIN</text:span><text:span text:style-name="T214"><text:s/></text:span><text:span text:style-name="T215">student s2 on</text:span><text:span text:style-name="T216"><text:s/></text:span><text:span text:style-name="T217">s1.id &lt; s2.id</text:span></text:p>
            <text:p text:style-name="P218"><text:span text:style-name="T219">ORDER</text:span><text:span text:style-name="T220"><text:s/></text:span><text:span text:style-name="T221">BY</text:span><text:span text:style-name="T222"><text:s/></text:span><text:span text:style-name="T223">s1.id, s2.id;</text:span></text:p>
          </table:table-cell>
        </table:table-row>
      </table:table>
      <text:soft-page-break/>
      <text:p text:style-name="P224"><text:span text:style-name="T225">Notice that the above query is an example of a self </text:span><text:span text:style-name="T226">JOIN</text:span><text:span text:style-name="T227"> (we’ve used the </text:span><text:span text:style-name="T228">student</text:span><text:span text:style-name="T229"> table twice), as well as a non-equi </text:span><text:span text:style-name="T230">JOIN</text:span><text:span text:style-name="T231"> (using “&lt;” instead of “=” in the condition </text:span><text:span text:style-name="T232">s1.id &lt; s2.id</text:span><text:span text:style-name="T233">). The query itself returns all students combined with other students (but them). Each combination is returned exactly once.</text:span></text:p>
      <text:p text:style-name="P234">Do you want to know more about SQL JOINs? Watch an episode of our We Learn SQL series on Youtube. Check if you already know everything about the different types of JOIN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ruque, Rumana</meta:initial-creator>
    <dc:creator>Faruque, Rumana</dc:creator>
    <meta:creation-date>2021-05-10T13:16:00Z</meta:creation-date>
    <dc:date>2021-05-10T13:17:00Z</dc:date>
    <meta:template xlink:href="Normal" xlink:type="simple"/>
    <meta:editing-cycles>1</meta:editing-cycles>
    <meta:editing-duration>PT60S</meta:editing-duration>
    <meta:document-statistic meta:page-count="3" meta:paragraph-count="9" meta:word-count="678" meta:character-count="4537" meta:row-count="32" meta:non-whitespace-character-count="3868"/>
  </office:meta>
</office:document-meta>
</file>